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PingFang SC" svg:font-family="PingFang SC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PingFang SC" fo:font-size="12.0pt"/>
    </style:style>
    <style:style style:name="T1" style:family="text">
      <style:text-properties style:font-name="PingFang S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e nature <text:span text:style-name="T1">of code笔记</text:span></text:p>
      <text:p text:style-name="P2">面向对象编程 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1</meta:generator>
  </office:meta>
</office:document-meta>
</file>